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ils of 10k Assembl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en Soer</text:p>
            <text:p>A008431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create the 10k C++ Project from COMP8005 in NASM x64 Assembly</text:p>
                <text:list>
                  <text:list-item>
                    <text:p>Create A Multi-Process Echo Server</text:p>
                  </text:list-item>
                  <text:list-item>
                    <text:p>Create A Select Echo Server</text:p>
                  </text:list-item>
                  <text:list-item>
                    <text:p>Create An Epoll Echo Server</text:p>
                  </text:list-item>
                  <text:list-item>
                    <text:p>Create A Continuous Polling Client</text:p>
                  </text:list-item>
                </text:list>
              </text:list-item>
              <text:list-item>
                <text:p>Explore system calls:</text:p>
                <text:list>
                  <text:list-item>
                    <text:p><text:span text:style-name="T1">sys_fork, sys_read, sys_write, sys_gettimeofday, </text:span><text:span text:style-name="T1">sys_select, <text:s/>sys_epoll_create, sys_epoll_ctl, </text:span><text:span text:style-name="T1">sys_epoll_wa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roject I selected was to recreate the 10k problem from COMP8005 in NASM x64 Assembly</text:p>
              <text:p>This involved creating a multi-process, epoll and select echo servers. Along with a continuous polling client that would measure round trip time of each send</text:p>
              <text:p>The intent of this project was to explore a whole bunch of the Linux x86_64 system calls such as fork, gettimeofday, epoll and select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d A Client</text:p>
              </text:list-item>
              <text:list-item>
                <text:p>Created A Multi-Process Echo Server</text:p>
              </text:list-item>
              <text:list-item>
                <text:p>Was Unable To Create Epoll or Select in NA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results though were not as successful. I was able to create a client and a multi-process echo server. The echo server you guys had seen earlier helped make that possible</text:p>
              <text:p/>
              <text:p>Was unable to Create Epoll or Select though in NASM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pite plenty of socket documentation. Epoll &amp; Select are non existent</text:p>
              </text:list-item>
              <text:list-item>
                <text:p>None to minimal docs on using structs in NASM</text:p>
              </text:list-item>
              <text:list-item>
                <text:p>No docs on the select’s FD_SET macros</text:p>
                <text:p/>
                <text:p><text:s/></text:p>
              </text:list-item>
              <text:list-item>
                <text:p><text:a xlink:href="http://stackoverflow.com/questions/3941771/nasm-random-number-generator-function" xlink:type="simple">http://stackoverflow.com/questions/3941771/nasm-random-number-generator-function</text:a></text:p>
                <text:list>
                  <text:list-item>
                    <text:p>How to find docs on getting unix time in NASM (yes the question is nothing rel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93cm" svg:x="2.159cm" svg:y="13.271cm" presentation:class="notes" presentation:user-transformed="true">
            <draw:text-box>
              <text:p>Some of the problems I discovered and learned is although there is plenty of socket documentation. Epoll &amp; Select are non existent</text:p>
              <text:p/>
              <text:p>Additionaly for a lot of these calls structs are needed, which also are lacking documentation in NASM. Structs are possible in NASM, but thur implementation seems to be situation specific – many people wrote them in different ways</text:p>
              <text:p/>
              <text:p>Not docs on select’s FD_SET macros. I couldn’t even manage to find the c source code for it.</text:p>
              <text:p/>
              <text:p>To demonstrate some of the grim things I faced, you can see this stackoverflow Q is how I figured out the struct for getting system times for the client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ilt a basic C++ Epoll and Select Server &amp; Generated Assembly from it</text:p>
              </text:list-item>
              <text:list-item>
                <text:p>Promptly understood why docs are scarce</text:p>
                <text:p/>
              </text:list-item>
              <text:list-item>
                <text:p>Assembly Client though does work with C++!</text:p>
                <text:list>
                  <text:list-item>
                    <text:p>Discovered Assembly Multi-Process server is slightly faster then C++ Select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 order to still have a project though, I decided to create an Epoll and Select server and try generating the Assembly from it</text:p>
              <text:p/>
              <text:p>Promptly saw why docs may be scarce. The g++ compiler did not even use the system calls. Instead it used the c library calls to execute everything. So it helped perfectly nothing</text:p>
              <text:p/>
              <text:p>Did some testing with my client and the C++ servers. They appear to work. From general observations also discovered the Assembly Multi-Process server is slightly faster then the C++ Epoll Server (considering the extra layer this may not be surprising)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mo Client &amp; Servers</text:p>
                <text:list>
                  <text:list-item>
                    <text:p>Show time differences</text:p>
                  </text:list-item>
                </text:list>
              </text:list-item>
              <text:list-item>
                <text:p>Client Assembly Walkthrough &amp; Epoll/Select Attempts</text:p>
                <text:list>
                  <text:list-item>
                    <text:p>Show how to create structs &amp; macros and differences in implementation</text:p>
                  </text:list-item>
                  <text:list-item>
                    <text:p>NASM -i parameter</text:p>
                  </text:list-item>
                </text:list>
              </text:list-item>
              <text:list-item>
                <text:p>Epoll &amp; Select Assembly Walkthrou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93cm" svg:x="2.159cm" svg:y="13.271cm" presentation:class="notes" presentation:user-transformed="true">
            <draw:text-box>
              <text:p>Demo Client &amp; Server</text:p>
              <text:p>- Client will run slightly faster on Multi-Process then Epoll</text:p>
              <text:p>- grep process list to show multiple processes running</text:p>
              <text:p/>
              <text:p>Client Assembly Walkthrough</text:p>
              <text:p>- Show how to create a struct in structures.inc</text:p>
              <text:p>- Show Macro htonl functions in Assembly</text:p>
              <text:p>- Note filesystem setup with -i parameter needed to compile</text:p>
              <text:p/>
              <text:p>Epoll First Then Select Assembly Walkthrough</text:p>
              <text:p>- Show Use of System Calls</text:p>
              <text:p>- Epoll is quite followable due to lack of looping needed</text:p>
              <text:p/>
              <text:p>- Show fd_set copy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12-02T11:49:12.797618421</meta:creation-date>
    <meta:generator>LibreOffice/5.1.6.2.0$Linux_X86_64 LibreOffice_project/10$Build-2</meta:generator>
    <dc:date>2016-12-02T14:02:19.424486784</dc:date>
    <dc:creator>Ben Soer</dc:creator>
    <meta:editing-duration>PT1H41M23S</meta:editing-duration>
    <meta:editing-cycles>4</meta:editing-cycles>
    <meta:document-statistic meta:object-count="49"/>
  </office:meta>
</office:document-meta>
</file>